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ohit Devanagari" svg:font-family="'Lohit Devanagari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</text:p>
          </table:table-cell>
          <table:table-cell table:formula="of:=[.B1]+[.B2]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ohit Devanagari" svg:font-family="'Lohit Devanagari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4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6P0"/>
    </number:number-style>
    <number:number-style style:name="N1010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7P0"/>
    </number:number-style>
    <number:date-style style:name="N10108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9" number:language="it" number:country="IT">
      <number:day number:style="long"/>
      <number:text>-</number:text>
      <number:month number:textual="true"/>
    </number:date-style>
    <number:date-style style:name="N10110" number:language="it" number:country="IT">
      <number:month number:textual="true"/>
      <number:text>-</number:text>
      <number:year/>
    </number:date-style>
    <number:time-style style:name="N10111" number:language="it" number:country="IT">
      <number:hours/>
      <number:text>:</number:text>
      <number:minutes number:style="long"/>
      <number:text> </number:text>
      <number:am-pm/>
    </number:time-style>
    <number:time-style style:name="N10112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it" number:country="IT">
      <number:hours/>
      <number:text>:</number:text>
      <number:minutes number:style="long"/>
    </number:time-style>
    <number:time-style style:name="N10114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5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it" number:country="IT">
      <number:number number:decimal-places="0" loext:min-decimal-places="0" number:min-integer-digits="1" number:grouping="true"/>
    </number:number-style>
    <number:number-style style:name="N10116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number number:decimal-places="0" loext:min-decimal-places="0" number:min-integer-digits="1" number:grouping="true"/>
    </number:number-style>
    <number:number-style style:name="N10117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2" loext:min-decimal-places="2" number:min-integer-digits="1" number:grouping="true"/>
    </number:number-style>
    <number:number-style style:name="N10118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loext:min-decimal-places="2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2" style:volatile="true" number:language="it" number:country="IT">
      <loext:text> </loext:text>
      <loext:fill-character> </loext:fill-character>
      <number:text>- </number:text>
    </number:number-style>
    <number:text-style style:name="N10120" number:language="it" number:country="IT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it" number:country="IT">
      <loext:text> € </loext:text>
      <loext:fill-character> </loext:fill-character>
      <number:text>- </number:text>
    </number:number-style>
    <number:text-style style:name="N10121" number:language="it" number:country="IT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it" number:country="IT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it" number:country="IT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/>
      <style:text-properties fo:color="#000000" style:text-outline="false" style:text-line-through-style="none" style:text-line-through-type="none" style:font-name="Lohit Devanagari" fo:font-family="'Lohit Devanagari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1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1T07:24:45</meta:creation-date>
    <dc:language>it-IT</dc:language>
    <dc:date>2018-07-01T08:15:20</dc:date>
    <meta:editing-cycles>1</meta:editing-cycles>
    <meta:editing-duration>PT50M</meta:editing-duration>
    <meta:generator>LibreOffice/6.0.3.2$Linux_x86 LibreOffice_project/00m0$Build-2</meta:generator>
    <meta:document-statistic meta:table-count="1" meta:cell-count="7" meta:object-count="0"/>
  </office:meta>
</office:document-meta>
</file>